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1.6cm"/>
    </style:style>
    <style:style style:name="gr2" style:family="graphic" style:parent-style-name="standard">
      <style:graphic-properties draw:textarea-horizontal-align="justify" draw:textarea-vertical-align="middle" draw:auto-grow-height="false" fo:min-height="2.45cm" fo:min-width="1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0.62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03cm"/>
    </style:style>
    <style:style style:name="gr9" style:family="graphic" style:parent-style-name="standard">
      <style:graphic-properties draw:fill-color="#c0c0c0" draw:textarea-horizontal-align="justify" draw:textarea-vertical-align="middle" draw:auto-grow-height="false" fo:min-height="2.45cm" fo:min-width="1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loext:graphic-properties draw:fill-color="#c0c0c0"/>
      <style:paragraph-properties fo:text-align="center"/>
    </style:style>
    <style:style style:name="P7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color="#ff0000" fo:font-size="14pt" style:font-size-asian="18pt" style:font-size-complex="18pt"/>
    </style:style>
    <style:style style:name="T4" style:family="text">
      <style:text-properties fo:color="#ff0000" fo:font-size="14pt" fo:font-style="italic" style:font-size-asian="18pt" style:font-style-asian="italic" style:font-size-complex="18pt" style:font-style-complex="italic"/>
    </style:style>
    <style:style style:name="T5" style:family="text">
      <style:text-properties fo:color="#0000ff" fo:font-size="14pt" style:font-size-asian="18pt" style:font-size-complex="18pt"/>
    </style:style>
    <style:style style:name="T6" style:family="text">
      <style:text-properties fo:font-size="22pt"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cm" svg:height="2.7cm" svg:x="1.9cm" svg:y="8.7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.7cm" svg:x="7.7cm" svg:y="3.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3cm" svg:height="1.1cm" svg:x="3.8cm" svg:y="4.1cm">
          <draw:text-box>
            <text:p><text:span text:style-name="T1">@/enternew</text:span></text:p>
          </draw:text-box>
        </draw:frame>
        <draw:frame draw:style-name="gr4" draw:text-style-name="P2" draw:layer="layout" svg:width="4cm" svg:height="1.2cm" svg:x="4cm" svg:y="7.3cm">
          <draw:text-box>
            <text:p><text:span text:style-name="T1">@/sqlquery</text:span></text:p>
          </draw:text-box>
        </draw:frame>
        <draw:frame draw:style-name="gr5" draw:text-style-name="P2" draw:layer="layout" svg:width="3.8cm" svg:height="0.9cm" svg:x="4.2cm" svg:y="11.9cm">
          <draw:text-box>
            <text:p><text:span text:style-name="T1">@/lastpage</text:span></text:p>
          </draw:text-box>
        </draw:frame>
        <draw:frame draw:style-name="gr5" draw:text-style-name="P2" draw:layer="layout" svg:width="3.8cm" svg:height="0.9cm" svg:x="4.2cm" svg:y="15.338cm">
          <draw:text-box>
            <text:p><text:span text:style-name="T1">@/entertype</text:span></text:p>
          </draw:text-box>
        </draw:frame>
        <draw:frame draw:style-name="gr3" draw:text-style-name="P3" draw:layer="layout" svg:width="2.3cm" svg:height="1.1cm" svg:x="4.6cm" svg:y="19.5cm">
          <draw:text-box>
            <text:p><text:span text:style-name="T1">@/</text:span>list</text:p>
          </draw:text-box>
        </draw:frame>
        <draw:frame draw:style-name="gr6" draw:text-style-name="P2" draw:layer="layout" svg:width="3.8cm" svg:height="0.878cm" svg:x="3.7cm" svg:y="23.6cm">
          <draw:text-box>
            <text:p><text:span text:style-name="T1">@/duplicates</text:span></text:p>
          </draw:text-box>
        </draw:frame>
        <draw:line draw:style-name="gr7" draw:text-style-name="P4" draw:layer="layout" svg:x1="3.1cm" svg:y1="8.7cm" svg:x2="4.7cm" svg:y2="4.9cm">
          <text:p/>
        </draw:line>
        <draw:custom-shape draw:style-name="gr2" draw:text-style-name="P1" draw:layer="layout" svg:width="1.5cm" svg:height="2.7cm" svg:x="7.7cm" svg:y="7.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8cm" svg:height="0.9cm" svg:x="8.2cm" svg:y="2.7cm">
          <draw:text-box>
            <text:p><text:span text:style-name="T2">my-form.html</text:span></text:p>
          </draw:text-box>
        </draw:frame>
        <draw:frame draw:style-name="gr5" draw:text-style-name="P5" draw:layer="layout" svg:width="4.4cm" svg:height="0.9cm" svg:x="8.5cm" svg:y="6.6cm">
          <draw:text-box>
            <text:p><text:span text:style-name="T2">my-form-sql.html</text:span></text:p>
          </draw:text-box>
        </draw:frame>
        <draw:line draw:style-name="gr7" draw:text-style-name="P4" draw:layer="layout" svg:x1="4cm" svg:y1="9cm" svg:x2="5.2cm" svg:y2="8.1cm">
          <text:p/>
        </draw:line>
        <draw:line draw:style-name="gr7" draw:text-style-name="P4" draw:layer="layout" svg:x1="4cm" svg:y1="9.9cm" svg:x2="5.3cm" svg:y2="11.9cm">
          <text:p/>
        </draw:line>
        <draw:line draw:style-name="gr7" draw:text-style-name="P4" draw:layer="layout" svg:x1="3.9cm" svg:y1="11.3cm" svg:x2="4.7cm" svg:y2="15.4cm">
          <text:p/>
        </draw:line>
        <draw:line draw:style-name="gr7" draw:text-style-name="P4" draw:layer="layout" svg:x1="3cm" svg:y1="11.4cm" svg:x2="4.7cm" svg:y2="19.7cm">
          <text:p/>
        </draw:line>
        <draw:line draw:style-name="gr7" draw:text-style-name="P4" draw:layer="layout" svg:x1="2.2cm" svg:y1="11.5cm" svg:x2="4.6cm" svg:y2="23.6cm">
          <text:p/>
        </draw:line>
        <draw:frame draw:style-name="gr8" draw:text-style-name="P5" draw:layer="layout" svg:width="3cm" svg:height="1.361cm" svg:x="9.9cm" svg:y="4.3cm">
          <draw:text-box>
            <text:p><text:span text:style-name="T2">/lister </text:span></text:p>
            <text:p><text:span text:style-name="T2"><text:s/></text:span><text:span text:style-name="T3"><text:s text:c="3"/></text:span><text:span text:style-name="T4">post</text:span></text:p>
          </draw:text-box>
        </draw:frame>
        <draw:line draw:style-name="gr7" draw:text-style-name="P4" draw:layer="layout" svg:x1="9.2cm" svg:y1="4.7cm" svg:x2="10cm" svg:y2="4.7cm">
          <text:p/>
        </draw:line>
        <draw:frame draw:style-name="gr8" draw:text-style-name="P5" draw:layer="layout" svg:width="3cm" svg:height="1.361cm" svg:x="9.9cm" svg:y="8.4cm">
          <draw:text-box>
            <text:p><text:span text:style-name="T2">/sqlister <text:s text:c="8"/></text:span><text:span text:style-name="T4">post</text:span></text:p>
          </draw:text-box>
        </draw:frame>
        <draw:line draw:style-name="gr7" draw:text-style-name="P4" draw:layer="layout" svg:x1="9.2cm" svg:y1="8.8cm" svg:x2="10cm" svg:y2="8.8cm">
          <text:p/>
        </draw:line>
        <draw:line draw:style-name="gr7" draw:text-style-name="P4" draw:layer="layout" svg:x1="9.2cm" svg:y1="4.7cm" svg:x2="10cm" svg:y2="4.7cm">
          <text:p/>
        </draw:line>
        <draw:custom-shape draw:style-name="gr2" draw:text-style-name="P1" draw:layer="layout" svg:width="1.5cm" svg:height="2.7cm" svg:x="13.1cm" svg:y="3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cm" svg:height="0.9cm" svg:x="13.8cm" svg:y="2.7cm">
          <draw:text-box>
            <text:p><text:span text:style-name="T2">list.html</text:span></text:p>
          </draw:text-box>
        </draw:frame>
        <draw:frame draw:style-name="gr8" draw:text-style-name="P5" draw:layer="layout" svg:width="3.6cm" svg:height="1.361cm" svg:x="15.3cm" svg:y="4.3cm">
          <draw:text-box>
            <text:p><text:span text:style-name="T2">/listone</text:span></text:p>
            <text:p><text:span text:style-name="T5">string sel_reg</text:span></text:p>
          </draw:text-box>
        </draw:frame>
        <draw:line draw:style-name="gr7" draw:text-style-name="P4" draw:layer="layout" svg:x1="14.6cm" svg:y1="4.7cm" svg:x2="15.4cm" svg:y2="4.7cm">
          <text:p/>
        </draw:line>
        <draw:custom-shape draw:style-name="gr9" draw:text-style-name="P6" draw:layer="layout" svg:width="1.5cm" svg:height="2.7cm" svg:x="18.8cm" svg:y="3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cm" svg:height="0.9cm" svg:x="18.3cm" svg:y="2.7cm">
          <draw:text-box>
            <text:p><text:span text:style-name="T2">list.html</text:span></text:p>
          </draw:text-box>
        </draw:frame>
        <draw:line draw:style-name="gr7" draw:text-style-name="P4" draw:layer="layout" svg:x1="17.4cm" svg:y1="4.7cm" svg:x2="18.7cm" svg:y2="4.7cm">
          <text:p/>
        </draw:line>
        <draw:custom-shape draw:style-name="gr2" draw:text-style-name="P1" draw:layer="layout" svg:width="1.5cm" svg:height="2.7cm" svg:x="7.5cm" svg:y="19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cm" svg:height="0.9cm" svg:x="8.2cm" svg:y="18.7cm">
          <draw:text-box>
            <text:p><text:span text:style-name="T2">list.html</text:span></text:p>
          </draw:text-box>
        </draw:frame>
        <draw:frame draw:style-name="gr8" draw:text-style-name="P5" draw:layer="layout" svg:width="3.6cm" svg:height="1.361cm" svg:x="9.7cm" svg:y="20.3cm">
          <draw:text-box>
            <text:p><text:span text:style-name="T2">/listone</text:span></text:p>
            <text:p><text:span text:style-name="T5">string sel_reg</text:span></text:p>
          </draw:text-box>
        </draw:frame>
        <draw:line draw:style-name="gr7" draw:text-style-name="P4" draw:layer="layout" svg:x1="9cm" svg:y1="20.7cm" svg:x2="9.8cm" svg:y2="20.7cm">
          <text:p/>
        </draw:line>
        <draw:custom-shape draw:style-name="gr9" draw:text-style-name="P6" draw:layer="layout" svg:width="1.5cm" svg:height="2.7cm" svg:x="13.2cm" svg:y="19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cm" svg:height="0.9cm" svg:x="12.7cm" svg:y="18.7cm">
          <draw:text-box>
            <text:p><text:span text:style-name="T2">list.html</text:span></text:p>
          </draw:text-box>
        </draw:frame>
        <draw:line draw:style-name="gr7" draw:text-style-name="P4" draw:layer="layout" svg:x1="11.8cm" svg:y1="20.7cm" svg:x2="13.1cm" svg:y2="20.7cm">
          <text:p/>
        </draw:line>
        <draw:custom-shape draw:style-name="gr2" draw:text-style-name="P1" draw:layer="layout" svg:width="1.5cm" svg:height="2.7cm" svg:x="13cm" svg:y="7.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cm" svg:height="0.9cm" svg:x="13.7cm" svg:y="6.6cm">
          <draw:text-box>
            <text:p><text:span text:style-name="T2">list.html</text:span></text:p>
          </draw:text-box>
        </draw:frame>
        <draw:frame draw:style-name="gr8" draw:text-style-name="P5" draw:layer="layout" svg:width="3.6cm" svg:height="1.361cm" svg:x="15.2cm" svg:y="8.2cm">
          <draw:text-box>
            <text:p><text:span text:style-name="T2">/listone</text:span></text:p>
            <text:p><text:span text:style-name="T5">string sel_reg</text:span></text:p>
          </draw:text-box>
        </draw:frame>
        <draw:line draw:style-name="gr7" draw:text-style-name="P4" draw:layer="layout" svg:x1="14.5cm" svg:y1="8.6cm" svg:x2="15.3cm" svg:y2="8.6cm">
          <text:p/>
        </draw:line>
        <draw:custom-shape draw:style-name="gr9" draw:text-style-name="P6" draw:layer="layout" svg:width="1.5cm" svg:height="2.7cm" svg:x="18.7cm" svg:y="7.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cm" svg:height="0.9cm" svg:x="18.2cm" svg:y="6.6cm">
          <draw:text-box>
            <text:p><text:span text:style-name="T2">list.html</text:span></text:p>
          </draw:text-box>
        </draw:frame>
        <draw:line draw:style-name="gr7" draw:text-style-name="P4" draw:layer="layout" svg:x1="17.3cm" svg:y1="8.6cm" svg:x2="18.6cm" svg:y2="8.6cm">
          <text:p/>
        </draw:line>
        <draw:custom-shape draw:style-name="gr2" draw:text-style-name="P1" draw:layer="layout" svg:width="1.5cm" svg:height="2.7cm" svg:x="7.7cm" svg:y="11.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cm" svg:height="0.9cm" svg:x="8cm" svg:y="10.9cm">
          <draw:text-box>
            <text:p><text:span text:style-name="T2">list.html</text:span></text:p>
          </draw:text-box>
        </draw:frame>
        <draw:frame draw:style-name="gr8" draw:text-style-name="P5" draw:layer="layout" svg:width="3.6cm" svg:height="1.361cm" svg:x="9.9cm" svg:y="12.5cm">
          <draw:text-box>
            <text:p><text:span text:style-name="T2">/listone</text:span></text:p>
            <text:p><text:span text:style-name="T5">string sel_reg</text:span></text:p>
          </draw:text-box>
        </draw:frame>
        <draw:line draw:style-name="gr7" draw:text-style-name="P4" draw:layer="layout" svg:x1="9.2cm" svg:y1="12.9cm" svg:x2="10cm" svg:y2="12.9cm">
          <text:p/>
        </draw:line>
        <draw:custom-shape draw:style-name="gr9" draw:text-style-name="P6" draw:layer="layout" svg:width="1.5cm" svg:height="2.7cm" svg:x="13.4cm" svg:y="11.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cm" svg:height="0.9cm" svg:x="12.9cm" svg:y="10.9cm">
          <draw:text-box>
            <text:p><text:span text:style-name="T2">list.html</text:span></text:p>
          </draw:text-box>
        </draw:frame>
        <draw:line draw:style-name="gr7" draw:text-style-name="P4" draw:layer="layout" svg:x1="12cm" svg:y1="12.9cm" svg:x2="13.3cm" svg:y2="12.9cm">
          <text:p/>
        </draw:line>
        <draw:custom-shape draw:style-name="gr2" draw:text-style-name="P1" draw:layer="layout" svg:width="1.5cm" svg:height="2.7cm" svg:x="7.5cm" svg:y="23.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cm" svg:height="0.9cm" svg:x="8.2cm" svg:y="22.5cm">
          <draw:text-box>
            <text:p><text:span text:style-name="T2">list.html</text:span></text:p>
          </draw:text-box>
        </draw:frame>
        <draw:frame draw:style-name="gr8" draw:text-style-name="P5" draw:layer="layout" svg:width="3.6cm" svg:height="1.361cm" svg:x="9.7cm" svg:y="24.1cm">
          <draw:text-box>
            <text:p><text:span text:style-name="T2">/listone</text:span></text:p>
            <text:p><text:span text:style-name="T5">string sel_reg</text:span></text:p>
          </draw:text-box>
        </draw:frame>
        <draw:line draw:style-name="gr7" draw:text-style-name="P4" draw:layer="layout" svg:x1="9cm" svg:y1="24.5cm" svg:x2="9.8cm" svg:y2="24.5cm">
          <text:p/>
        </draw:line>
        <draw:custom-shape draw:style-name="gr9" draw:text-style-name="P6" draw:layer="layout" svg:width="1.5cm" svg:height="2.7cm" svg:x="13.1cm" svg:y="23.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cm" svg:height="0.9cm" svg:x="12.7cm" svg:y="22.5cm">
          <draw:text-box>
            <text:p><text:span text:style-name="T2">list.html</text:span></text:p>
          </draw:text-box>
        </draw:frame>
        <draw:line draw:style-name="gr7" draw:text-style-name="P4" draw:layer="layout" svg:x1="11.8cm" svg:y1="24.5cm" svg:x2="13.1cm" svg:y2="24.5cm">
          <text:p/>
        </draw:line>
        <draw:line draw:style-name="gr7" draw:text-style-name="P4" draw:layer="layout" svg:x1="11.8cm" svg:y1="4.7cm" svg:x2="13cm" svg:y2="4.7cm">
          <text:p/>
        </draw:line>
        <draw:line draw:style-name="gr7" draw:text-style-name="P4" draw:layer="layout" svg:x1="12.1cm" svg:y1="8.8cm" svg:x2="13cm" svg:y2="8.8cm">
          <text:p/>
        </draw:line>
        <draw:custom-shape draw:style-name="gr2" draw:text-style-name="P1" draw:layer="layout" svg:width="1.5cm" svg:height="2.7cm" svg:x="7.7cm" svg:y="1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.3cm" svg:height="1.361cm" svg:x="7.5cm" svg:y="14.6cm">
          <draw:text-box>
            <text:p><text:span text:style-name="T2">symbol-form.html</text:span></text:p>
          </draw:text-box>
        </draw:frame>
        <draw:frame draw:style-name="gr8" draw:text-style-name="P5" draw:layer="layout" svg:width="3.6cm" svg:height="1.361cm" svg:x="9.9cm" svg:y="16.2cm">
          <draw:text-box>
            <text:p><text:span text:style-name="T2">/symlist</text:span></text:p>
            <text:p><text:span text:style-name="T2"><text:s/></text:span><text:span text:style-name="T3"><text:s/></text:span><text:span text:style-name="T4">post</text:span></text:p>
          </draw:text-box>
        </draw:frame>
        <draw:line draw:style-name="gr7" draw:text-style-name="P4" draw:layer="layout" svg:x1="9.2cm" svg:y1="16.6cm" svg:x2="10cm" svg:y2="16.6cm">
          <text:p/>
        </draw:line>
        <draw:custom-shape draw:style-name="gr2" draw:text-style-name="P1" draw:layer="layout" svg:width="1.5cm" svg:height="2.7cm" svg:x="13.4cm" svg:y="1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4cm" svg:height="1cm" svg:x="12.9cm" svg:y="14.6cm">
          <draw:text-box>
            <text:p><text:span text:style-name="T2">symbol-list.html</text:span></text:p>
          </draw:text-box>
        </draw:frame>
        <draw:line draw:style-name="gr7" draw:text-style-name="P4" draw:layer="layout" svg:x1="12cm" svg:y1="16.6cm" svg:x2="13.3cm" svg:y2="16.6cm">
          <text:p/>
        </draw:line>
        <draw:frame draw:style-name="gr11" draw:text-style-name="P7" draw:layer="layout" svg:width="11.3cm" svg:height="1.4cm" svg:x="4cm" svg:y="1.5cm">
          <draw:text-box>
            <text:p><text:span text:style-name="T6">fplaneV5 – Flask Structure</text:span></text:p>
          </draw:text-box>
        </draw:frame>
        <draw:frame draw:style-name="gr5" draw:text-style-name="P8" draw:layer="layout" svg:width="3cm" svg:height="0.9cm" svg:x="16.6cm" svg:y="1.7cm">
          <draw:text-box>
            <text:p><text:span text:style-name="T7">17-Aug-20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2:55:08.378000000</meta:creation-date>
    <dc:date>2017-08-17T18:54:30.382000000</dc:date>
    <meta:editing-duration>PT57M24S</meta:editing-duration>
    <meta:editing-cycles>4</meta:editing-cycles>
    <meta:generator>LibreOffice/5.2.7.2$Windows_x86 LibreOffice_project/2b7f1e640c46ceb28adf43ee075a6e8b8439ed10</meta:generator>
    <meta:document-statistic meta:object-count="68"/>
  </office:meta>
</office:document-meta>
</file>